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3c046"/>
    </style:style>
    <style:style style:name="T1" style:family="text">
      <style:text-properties style:font-name="Arial" fo:font-size="14pt" style:font-size-asian="14pt" style:font-name-complex="Arial1" style:font-size-complex="14pt"/>
    </style:style>
    <style:style style:name="T2" style:family="text">
      <style:text-properties style:font-name="Arial" fo:font-size="14pt" officeooo:rsid="0003c046" style:font-size-asian="14pt" style:font-name-complex="Arial1" style:font-size-complex="14pt"/>
    </style:style>
    <style:style style:name="T3" style:family="text">
      <style:text-properties fo:color="#404040" style:font-name="Arial" fo:font-size="14pt" style:font-size-asian="14pt" style:font-name-complex="Arial1" style:font-size-complex="14pt"/>
    </style:style>
    <style:style style:name="T4" style:family="text">
      <style:text-properties fo:color="#404040" style:font-name="Arial" fo:font-size="14pt" style:text-underline-style="none" style:font-size-asian="14pt" style:font-name-complex="Arial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clipse </text:span><text:span text:style-name="T2">i</text:span><text:span text:style-name="T1">s an</text:span><text:span text:style-name="T2"> </text:span><text:span text:style-name="T1">integrated development environment (IDE) used contains a in computer programming, and is the most widely used Java IDE.It base workspace and an extensible plug-in system for customizing the environment. Eclipse is written mostly in Java and its primary use is for developing Java applications, but it may also be used to develop applications in other programming languages via plug-ins, including Ada,ABAP,C,C++, C#,COBOL,D,Fortran,Haskell,JavaScrpt,Julia,Lasso,Lua,</text:span><text:span text:style-name="T3">NATURAL,Perl,PHP,</text:span><text:a xlink:type="simple" xlink:href="https://en.wikipedia.org/wiki/Prolog"><text:span text:style-name="T4">Prolog</text:span></text:a><text:span text:style-name="T3">,Python,R,Ruby(includingRuby on <text:s/>Rails framework),Rust,</text:span><text:a xlink:type="simple" xlink:href="https://en.wikipedia.org/wiki/Scala_(programming_language)"><text:span text:style-name="T4">Scala</text:span></text:a><text:span text:style-name="T3">,</text:span><text:a xlink:type="simple" xlink:href="https://en.wikipedia.org/wiki/Clojure"><text:span text:style-name="T4">Clojure</text:span></text:a><text:span text:style-name="T3">,Groovy,Scheme, and</text:span><text:a xlink:type="simple" xlink:href="https://en.wikipedia.org/wiki/Erlang_(programming_language)"><text:span text:style-name="T4">Erlang</text:span></text:a><text:span text:style-name="T3">. It can also be used to develop documents with</text:span><text:a xlink:type="simple" xlink:href="https://en.wikipedia.org/wiki/LaTeX"><text:span text:style-name="T4">LaTeX</text:span></text:a><text:span text:style-name="T3">(via a TeXlipse plug-in) and packages for the software </text:span><text:a xlink:type="simple" xlink:href="https://en.wikipedia.org/wiki/Mathematica"><text:span text:style-name="T4">Mathematical</text:span></text:a><text:span text:style-name="T3">. Development environments include the Eclipse Java development tools (JDT) for Java and Scala, Eclipse CDT for C/C++, and Eclipse PDT</text:span><text:span text:style-name="T1"> </text:span></text:p>
      <text:p text:style-name="P1"><text:span text:style-name="T1">Eclipse software development kit (SDK) is free and open-source software, released under the terms of the Eclipse Public License, although it is incompatible with the GNU General Public License.It was one of the first IDEs to run under GNU Classpath and it runs without problems under IcedTe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0:42:54.825179867</meta:creation-date>
    <dc:date>2018-05-10T10:46:42.979666458</dc:date>
    <meta:editing-duration>P0D</meta:editing-duration>
    <meta:editing-cycles>1</meta:editing-cycles>
    <meta:document-statistic meta:table-count="0" meta:image-count="0" meta:object-count="0" meta:page-count="1" meta:paragraph-count="2" meta:word-count="154" meta:character-count="1142" meta:non-whitespace-character-count="988"/>
    <meta:generator>LibreOffice/4.2.8.2$Linux_x86 LibreOffice_project/420m0$Build-2</meta:generator>
  </office:meta>
</office:document-meta>
</file>